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P1" style:family="paragraph" style:parent-style-name="Standard">
      <style:paragraph-properties fo:line-height="130%" fo:text-align="justify" style:justify-single-word="false" fo:background-color="transparent">
        <style:tab-stops>
          <style:tab-stop style:position="16.958cm"/>
        </style:tab-stops>
        <style:background-image/>
      </style:paragraph-properties>
      <style:text-properties style:use-window-font-color="true" style:text-line-through-style="none" style:font-name="Tahoma" fo:font-size="8pt" fo:language="es" fo:country="ES" fo:font-style="normal" style:text-underline-style="solid" style:text-underline-width="auto" style:text-underline-color="font-color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 fo:line-height="130%" fo:text-align="justify" style:justify-single-word="false" fo:background-color="transparent">
        <style:tab-stops>
          <style:tab-stop style:position="16.933cm"/>
        </style:tab-stops>
        <style:background-image/>
      </style:paragraph-properties>
      <style:text-properties style:use-window-font-color="true" style:text-line-through-style="none" style:font-name="Tahoma" fo:font-size="8pt" fo:language="es" fo:country="ES" fo:font-style="normal" style:text-underline-style="solid" style:text-underline-width="auto" style:text-underline-color="font-color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3" style:family="paragraph" style:parent-style-name="Standard">
      <style:paragraph-properties fo:line-height="130%" fo:text-align="justify" style:justify-single-word="false" fo:background-color="transparent">
        <style:background-image/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ext_20_body">
      <style:paragraph-properties fo:line-height="130%" fo:text-align="justify" style:justify-single-word="false" fo:background-color="transparent">
        <style:tab-stops>
          <style:tab-stop style:position="17cm"/>
        </style:tab-stops>
        <style:background-image/>
      </style:paragraph-properties>
      <style:text-properties style:use-window-font-color="true" style:text-line-through-style="none" style:font-name="Tahoma" fo:font-size="8pt" fo:language="es" fo:country="ES" fo:font-style="normal" style:text-underline-style="solid" style:text-underline-width="auto" style:text-underline-color="font-color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Heading_20_1">
      <style:paragraph-properties fo:line-height="130%" fo:text-align="center" style:justify-single-word="false" fo:background-color="transparent">
        <style:background-image/>
      </style:paragraph-properties>
      <style:text-properties fo:color="#000000" style:font-name="Tahoma" fo:font-size="8pt" style:font-size-asian="8pt" style:font-size-complex="8pt"/>
    </style:style>
    <style:style style:name="P6" style:family="paragraph" style:parent-style-name="Heading_20_1">
      <style:paragraph-properties fo:line-height="130%" fo:text-align="end" style:justify-single-word="false" fo:background-color="transparent">
        <style:background-image/>
      </style:paragraph-properties>
      <style:text-properties fo:color="#000000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style:font-size-asian="8pt" style:font-size-complex="8pt"/>
    </style:style>
    <style:style style:name="P8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fo:language="es" fo:country="ES" style:font-size-asian="8pt" style:font-size-complex="8pt"/>
    </style:style>
    <style:style style:name="P9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use-window-font-color="true" style:text-line-through-style="none" style:font-name="Tahoma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line-height="130%" fo:text-align="justify" style:justify-single-word="false"/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line-height="130%" fo:text-align="justify" style:justify-single-word="false">
        <style:tab-stops>
          <style:tab-stop style:position="17cm"/>
        </style:tab-stops>
      </style:paragraph-properties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line-height="130%" fo:text-align="justify" style:justify-single-word="false">
        <style:tab-stops>
          <style:tab-stop style:position="16.956cm"/>
        </style:tab-stops>
      </style:paragraph-properties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use-window-font-color="true" style:font-name="Tahoma" fo:font-size="8pt" fo:language="es" fo:country="ES" fo:font-weight="normal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ahoma" fo:font-size="8pt" fo:language="es" fo:country="ES" style:font-size-asian="8pt" style:font-size-complex="8pt"/>
    </style:style>
    <style:style style:name="P15" style:family="paragraph" style:parent-style-name="Text_20_body">
      <style:paragraph-properties fo:line-height="150%" fo:text-align="justify" style:justify-single-word="false">
        <style:tab-stops>
          <style:tab-stop style:position="16.933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P16" style:family="paragraph" style:parent-style-name="Text_20_body">
      <style:paragraph-properties fo:line-height="150%" fo:text-align="justify" style:justify-single-word="false">
        <style:tab-stops>
          <style:tab-stop style:position="16.88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P17" style:family="paragraph" style:parent-style-name="Text_20_body">
      <style:paragraph-properties fo:line-height="150%" fo:text-align="justify" style:justify-single-word="false">
        <style:tab-stops>
          <style:tab-stop style:position="16.933cm"/>
        </style:tab-stops>
      </style:paragraph-properties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>
        <style:tab-stops>
          <style:tab-stop style:position="16.933cm"/>
        </style:tab-stops>
      </style:paragraph-properties>
      <style:text-properties style:font-name="Tahoma" fo:font-size="8pt" style:font-size-asian="8pt" style:font-size-complex="8pt"/>
    </style:style>
    <style:style style:name="P19" style:family="paragraph" style:parent-style-name="Text_20_body">
      <style:paragraph-properties fo:line-height="150%" fo:text-align="justify" style:justify-single-word="false">
        <style:tab-stops>
          <style:tab-stop style:position="16.912cm"/>
        </style:tab-stops>
      </style:paragraph-properties>
      <style:text-properties style:font-name="Tahoma" fo:font-size="8pt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>
        <style:tab-stops>
          <style:tab-stop style:position="16.958cm"/>
        </style:tab-stops>
      </style:paragraph-properties>
      <style:text-properties style:font-name="Tahoma" fo:font-size="8pt" style:font-size-asian="8pt" style:font-size-complex="8pt"/>
    </style:style>
    <style:style style:name="P21" style:family="paragraph" style:parent-style-name="Text_20_body">
      <style:paragraph-properties fo:line-height="150%" fo:text-align="justify" style:justify-single-word="false">
        <style:tab-stops>
          <style:tab-stop style:position="16.933cm"/>
        </style:tab-stops>
      </style:paragraph-properties>
      <style:text-properties fo:color="#000000" style:font-name="Tahoma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line-height="150%" fo:text-align="center" style:justify-single-word="false" fo:padding="0.074cm" fo:border-left="none" fo:border-right="none" fo:border-top="none" fo:border-bottom="0.035cm solid #000000" fo:keep-with-next="always" style:join-border="false"/>
    </style:style>
    <style:style style:name="P23" style:family="paragraph" style:parent-style-name="Text_20_body">
      <style:paragraph-properties fo:line-height="150%"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line-height="140%" fo:text-align="justify" style:justify-single-word="false" fo:orphans="0" fo:widows="0">
        <style:tab-stops>
          <style:tab-stop style:position="16.933cm"/>
        </style:tab-stops>
      </style:paragraph-properties>
      <style:text-properties style:font-name="Tahoma" fo:font-size="8pt" fo:language="es" fo:country="ES" style:font-size-asian="8pt" style:font-size-complex="8pt"/>
    </style:style>
    <style:style style:name="T1" style:family="text">
      <style:text-properties style:use-window-font-color="true" style:text-line-through-style="solid" style:text-line-through-type="doubl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text-line-through-style="solid" style:text-line-through-type="doubl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text-line-through-style="solid" style:text-line-through-type="double" fo:font-style="normal" style:text-underline-style="none" fo:background-color="transparent" style:font-style-asian="normal" style:font-style-complex="normal"/>
    </style:style>
    <style:style style:name="T4" style:family="text">
      <style:text-properties style:text-line-through-style="solid" style:text-line-through-type="double" style:text-underline-style="none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weight="bold"/>
    </style:style>
    <style:style style:name="T9" style:family="text">
      <style:text-properties fo:color="#000000"/>
    </style:style>
    <style:style style:name="T10" style:family="text">
      <style:text-properties fo:color="#000000" fo:language="es" fo:country="ES"/>
    </style:style>
    <style:style style:name="T11" style:family="text">
      <style:text-properties fo:color="#000000" fo:language="es" fo:country="ES" style:text-underline-style="solid" style:text-underline-width="auto" style:text-underline-color="font-color" fo:font-weight="bold"/>
    </style:style>
    <style:style style:name="T12" style:family="text">
      <style:text-properties fo:color="#000000" fo:language="es" fo:country="ES" fo:font-weight="bold"/>
    </style:style>
    <style:style style:name="T13" style:family="text">
      <style:text-properties fo:color="#000000" fo:language="es" fo:country="ES" fo:font-weight="normal" style:font-weight-asian="normal" style:font-weight-complex="normal"/>
    </style:style>
    <style:style style:name="T14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15" style:family="text">
      <style:text-properties fo:color="#000000" fo:language="es" fo:country="ES" style:text-underline-style="none" fo:font-weight="bold" style:font-weight-asian="normal" style:font-weight-complex="normal"/>
    </style:style>
    <style:style style:name="T16" style:family="text">
      <style:text-properties fo:language="es" fo:country="MX"/>
    </style:style>
    <style:style style:name="T17" style:family="text">
      <style:text-properties fo:language="es" fo:country="MX" fo:font-weight="bold"/>
    </style:style>
    <style:style style:name="T18" style:family="text">
      <style:text-properties style:font-name="Tahoma" fo:font-size="9pt" style:font-size-asian="9pt" style:font-size-complex="9pt"/>
    </style:style>
    <style:style style:name="T19" style:family="text">
      <style:text-properties style:font-name="Tahoma" fo:font-size="9pt" fo:language="es" fo:country="ES" style:text-underline-style="solid" style:text-underline-width="auto" style:text-underline-color="font-color" fo:font-weight="bold" style:font-size-asian="9pt" style:font-size-complex="9pt"/>
    </style:style>
    <style:style style:name="T20" style:family="text">
      <style:text-properties fo:font-variant="small-caps" style:font-name="Arial1" fo:font-size="10pt" fo:language="es" fo:country="MX" fo:font-weight="bold" style:font-size-asian="10pt" style:font-weight-asian="bold" style:font-size-complex="10pt"/>
    </style:style>
    <style:style style:name="T21" style:family="text">
      <style:text-properties fo:font-variant="small-caps" style:font-name="Arial1" fo:font-size="10pt" fo:language="es" fo:country="MX" fo:font-weight="bold" style:font-size-asian="10pt" style:font-weight-asian="bold" style:font-name-complex="Arial2" style:font-size-complex="10pt"/>
    </style:style>
    <style:style style:name="T22" style:family="text">
      <style:text-properties fo:font-variant="small-caps" style:font-name="Arial1" fo:font-size="10pt" fo:language="es" fo:country="MX" style:font-size-asian="10pt" style:font-size-complex="10pt"/>
    </style:style>
    <style:style style:name="T23" style:family="text">
      <style:text-properties fo:font-variant="small-caps" style:font-name="Arial1" fo:font-size="10pt" fo:language="es" fo:country="MX" style:font-size-asian="10pt" style:font-name-complex="Arial2" style:font-size-complex="10pt"/>
    </style:style>
    <style:style style:name="T24" style:family="text">
      <style:text-properties fo:font-variant="small-caps" style:font-name="Arial1" fo:font-size="10pt" fo:language="es" fo:country="ES" fo:font-weight="bold" style:font-size-asian="10pt" style:font-weight-asian="bold" style:font-name-complex="Arial2" style:font-size-complex="10pt"/>
    </style:style>
    <style:style style:name="T25" style:family="text">
      <style:text-properties fo:font-variant="small-caps" style:font-name="Arial1" fo:font-size="10pt" fo:language="es" fo:country="ES" fo:font-weight="bold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Kardex: [onshow.num_kardex] <text:s text:c="10"/>Acta N° : [onshow.num_escritura] <text:s/></text:h>
      <text:h text:style-name="P5" text:outline-level="1">pruebaaaaaaa</text:h>
      <text:p text:style-name="P22"><text:span text:style-name="T18"><text:s/></text:span><text:span text:style-name="T19">ACTA DE TRANSFERENCIA DE VEHICULO USADO</text:span></text:p>
      <text:p text:style-name="P23">Transferente <text:s/>: <text:line-break/>Adquiriente <text:s text:c="2"/>:<text:line-break/>Acto <text:s text:c="12"/>:<text:line-break/></text:p>
      <text:p text:style-name="Text_20_body"/>
      <text:p text:style-name="P20"><text:span text:style-name="T8">[onshow.referencia_contratantes]<text:line-break/></text:span><text:span text:style-name="T24">I.- INTRODUCCIÓN</text:span><text:span text:style-name="T25">: </text:span><text:span text:style-name="T16">EN LA CIUDAD DE LIMA, CAPITAL DE LA REPUBLICA DEL PERU, A LOS </text:span><text:span text:style-name="T7"><text:s/>[onshow.fec_letras], <text:s/></text:span><text:span text:style-name="T8">[onshow.nom_notario] – NOTARIO DE LIMA</text:span><text:span text:style-name="T7">, </text:span><text:span text:style-name="T16">CON OFICIO NOTARIAL EN <text:s/>[onshow.direc_notario] EXTIENDO EL PRESENTE INSTRUMENTO PUBLICO NOTARIAL EN MI REGISTRO DE ACTAS DE TRANSFERENCIA DE BIENES MUEBLES REGISTRABLES EN EL QUE </text:span><text:span text:style-name="T21">II.- COMPARECIENTES</text:span><text:span text:style-name="T23">:</text:span><text:span text:style-name="T16"> </text:span><text:span text:style-name="T2"><text:tab/></text:span></text:p>
      <text:p text:style-name="P10">[a;block=begin;comm=text:p]</text:p>
      <text:p text:style-name="P11">[a.nom_contratante] <text:span text:style-name="T3"><text:tab/></text:span></text:p>
      <text:p text:style-name="P10">[a;block=end;comm=text:p]</text:p>
      <text:p text:style-name="P10">[d;block=begin;comm=text:p]</text:p>
      <text:p text:style-name="P12">[d.nom_contratante] <text:span text:style-name="T3"><text:tab/></text:span></text:p>
      <text:p text:style-name="P10">[d;block=end;comm=text:p]</text:p>
      <text:p text:style-name="P10">[e;block=begin;comm=text:p]</text:p>
      <text:p text:style-name="P13">[e.nom_contratante] <text:span text:style-name="T3"><text:tab/></text:span></text:p>
      <text:p text:style-name="P10">[e;block=end;comm=text:p]</text:p>
      <text:p text:style-name="P24"><text:span text:style-name="T20">III.- FE DE IDENTIFICACIÓN</text:span><text:span text:style-name="T22">:</text:span></text:p>
      <text:p text:style-name="P15"><text:span text:style-name="T16">DOY FE DE LA CAPACIDAD, LIBERTAD Y CONOCIMIENTO CON QUE SE OBLIGAN QUIENES COMPARECEN, ASI COMO DE HABERLES IDENTIFICADO, INTELIGENTES EN EL IDIOMA CASTELLANO Y ME MANIFIESTAN SU VOLUNTAD DE FORMALIZAR EL CONTRATO DE</text:span>: <text:span text:style-name="T16">COMPRA VENTA</text:span> DEL VEHICULO AUTOMOTOR CUYAS CARACTERISTICAS, SON LAS SIGUIENTES: <text:s/><text:span text:style-name="T1"><text:tab/></text:span></text:p>
      <text:p text:style-name="P14">[b;block=begin;comm=text:p]</text:p>
      <text:p text:style-name="P16">[b.contenido_vehicular] <text:span text:style-name="T1"><text:tab/></text:span></text:p>
      <text:p text:style-name="P14">[b;block=end;comm=text:p]</text:p>
      <text:p text:style-name="P21">ASIMISMO, LOS COMPARECIENTES MANIFIESTAN QUE LA PRESENTE TRANSFERENCIA SE SUJETA A LOS SIGUIENTES TERMINOS Y CONDICIONES ESTABLECIDOS DE MUTUO ACUERDO: </text:p>
      <text:p text:style-name="P18"><text:span text:style-name="T14">1. </text:span><text:span text:style-name="T15">FORMA DE PAGO DEL PRECIO DE VENTA: </text:span><text:span text:style-name="T14">LAS PARTES CONTRATANTES DECLARAN QUE EL PRECIO DE VENTA DEL BIEN MUEBLE ANTES DESCRITO ASCIENDE A LA SUMA DE: [onshow.monto_vehi] [onshow.desmonto_vehi] </text:span><text:span text:style-name="T10">EL MISMO QUE HA SIDO CANCELADO <text:s/>[onshow.mediopago_vehi] <text:s/>DE FORMA PRIVADA ENTRE LAS PARTES Y CON ANTERIORIDAD A LA FECHA DE LA PRESENTE ACTA</text:span><text:span text:style-name="T10"> </text:span></text:p>
      <text:p text:style-name="P17"><text:span text:style-name="T10">2. </text:span><text:span text:style-name="T12">ENTREGA DEL VEHICULO:</text:span><text:span text:style-name="T10"> LAS FIRMAS DE LAS PARTES CONTRATANTES PUESTAS AL FINAL DE LA PRESENTE ACTA, SON CONSTANCIA SUFICIENTE DE LA ENTREGA POR PARTE DEL TRANSFERENTE DEL VEHICULO Y DE SU RECEPCION POR EL ADQUIRENTE. <text:s/></text:span></text:p>
      <text:p text:style-name="P17"><text:soft-page-break/><text:span text:style-name="T10">3. </text:span><text:span text:style-name="T12">CONDICION DEL VEHICULO:</text:span><text:span text:style-name="T10"> EL ADQUIRENTE DECLARA CONOCER EL ESTADO ACTUAL Y CONSERVACIÓN DEL VEHÍCULO MATERIA DE TRANSFERENCIA, ASUMIENDO ASI, LA RESPONSABILIDAD QUE ESTA DECLARACIÓN CONLLEVA. </text:span></text:p>
      <text:p text:style-name="P17"><text:span text:style-name="T10">4. </text:span><text:span text:style-name="T12">CARGAS Y GRAVAMENES DEL VEHICULO:</text:span><text:span text:style-name="T10"> LA TRANSFERENTE DECLARA QUE SOBRE EL VEHICULO MATERIA DEL PRESENTE </text:span><text:span text:style-name="T10">ACTO JURIDICO, NO RECAE CARGA, GRAVAMEN, GARANTÍA MOBILIARIA, EMBARGO, ORDEN DE CAPTURA, NI MEDIDA JUDICIAL O EXTRAJUDICIAL O PAPELETAS QUE LIMITEN LA LIBRE DISPOSICIÓN DEL VEHÍCULO, OBLIGANDOSE, EN TODO CASO, AL SANEAMIENTO DE LEY. </text:span></text:p>
      <text:p text:style-name="P18"><text:span text:style-name="T11">EL PRECIO DE VENTA Y FORMA DE PAGO DEL BIEN:</text:span><text:span text:style-name="T9"> [onshow.monto_vehi]</text:span><text:span text:style-name="T12"> </text:span><text:span text:style-name="T13">[onshow.desmonto_vehi]</text:span><text:span text:style-name="T10">, SIENDO LA FORMA DE PAGO: [onshow.mediopago_vehi] </text:span><text:span text:style-name="T2"><text:tab/></text:span></text:p>
      <text:p text:style-name="P19"><text:span text:style-name="T7">LEIDO EL PRESENTE INSTRUMENTO POR MI LA NOTARIA Y HECHA LA ADVERTENCIA SOBRE SUS EFECTOS LEGALES, LOS COMPARECIENTES DECLARAN QUE ASUMEN TODAS LAS RESPONSABILIDADES QUE DE EL EMANEN, SE RATIFICAN <text:s/>EN SU </text:span><text:span text:style-name="T7">CONTENIDO Y LO FIRMAN EN MI PRESENCIA, DE TODO LO QUE DOY FE.-</text:span><text:span text:style-name="T7"> <text:s/></text:span><text:span text:style-name="T2"><text:tab/></text:span></text:p>
      <text:p text:style-name="P4">CONSTANCIA DE CUMPLIMIENTO DEL DECRETO LEGISLATIVO N° 1106<text:span text:style-name="T5"> : </text:span><text:span text:style-name="T6">YO EL NOTARIO DEJO CONSTANCIA DE HABER CUMPLIDO SETIMA DISPOSICIÓN COMPLEMENTARIA Y MODIFICATORIA DEL D.LEG. 1106, DECRETO LEGISLATIVO DE LUCHA EFICAZ CONTRA EL LAVADO DE ACTIVOS Y OTROS DELITOS RELACIONADOS A LA MINERÍA ILEGAL Y CRIMEN ORGANIZADO, QUE MODIFICA EL ARTÍCULO 55 DEL DECRETO LEGISLATIVO DEL NOTARIADO N° 1049. EN TAL SENTIDO LOS OTORGANTES DEL PRESENTE INSTRUMENTO PÚBLICO DECLARAN BAJO JURAMENTO Y BAJO SU RESPONSABILIDAD QUE EL ORIGEN DE LOS FONDOS, BIENES U ACTIVOS QUE CADA UNO DE LOS MISMOS TRANSFIERE NO TIENE RELACIÓN ALGUNA CON EL LAVADO DE ACTIVOS, ESPECIALMENTE LO CONCERNIENTE A LA MINERA ILEGAL U OTRAS FORMAS DE CRIMEN ORGANIZADO, SIENDO SU ORÍGEN LÍCITO; HACIENDO EXTENSIVA ESTA DECLARACIÓN JURADA <text:s/>A LOS MEDIOS DE PAGO UTILIZADOS, DE SER EL CASO, EN EL ACTO QUE POR LA PRESENTE SE FORMALIZA </text:span><text:span text:style-name="T4"><text:s text:c="154"/></text:span></text:p>
      <text:p text:style-name="P1">CONCLUSIÓN:<text:span text:style-name="T5"> </text:span><text:span text:style-name="T6">LEÍDO EL PRESENTE INSTRUMENTO POR MI, EL NOTARIO Y HECHA LA ADVERTENCIA SOBRE SUS EFECTOS LEGALES, LOS COMPARECIENTES DECLARAN QUE ASUMEN TODAS LAS RESPONSABILIDADES QUE DE EL EMANEN, SE RATIFICAN EN SU CONTENIDO Y LO FIRMAN EN MI PRESENCIA, DE TODO LO QUE DOY FE. </text:span><text:span text:style-name="T4"><text:tab/></text:span></text:p>
      <text:p text:style-name="P2"><text:span text:style-name="T6">DEJO CONSTANCIA QUE EL PRESENTE INSTRUMENTO SE INICIA EN LA FOJA DE PAPEL NOTARIAL SERIE B N° [onshow.folioini] Y CONCLUYE EN LA FOJA DE PAPEL NOTARIAL SERIE B N° <text:s text:c="4"/>DE MI REGISTRO DE ACTAS DE TRANSFERENCIA DE BIENES MUEBLES REGISTRABLES CORRESPONDIENTE AL AÑO 2013</text:span><text:span text:style-name="T5"> </text:span><text:span text:style-name="T4"><text:tab/></text:span></text:p>
      <table:table table:name="Tabla1" table:style-name="Tabla1">
        <table:table-column table:style-name="Tabla1.A" table:number-columns-repeated="2"/>
        <table:table-row>
          <table:table-cell office:value-type="string">
            <text:p text:style-name="P7"/>
            <text:p text:style-name="P7"/>
            <text:p text:style-name="P8">_________________________________</text:p>
            <text:p text:style-name="P9">[c.nom_firma;block=table:table-row]</text:p>
            <text:p text:style-name="P8">F: ___________</text:p>
          </table:table-cell>
          <table:table-cell office:value-type="string">
            <text:p text:style-name="P7"/>
            <text:p text:style-name="P7"/>
            <text:p text:style-name="P8"/>
          </table:table-cell>
        </table:table-row>
        <table:table-row>
          <table:table-cell office:value-type="string">
            <text:p text:style-name="P7"/>
            <text:p text:style-name="P8">_________________________________</text:p>
            <text:p text:style-name="P9">[onshow.nom_notario]</text:p>
            <text:p text:style-name="P8">NOTARIO DE LIMA</text:p>
            <text:p text:style-name="P8"/>
          </table:table-cell>
          <table:table-cell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78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a</meta:initial-creator>
    <meta:creation-date>2013-03-13T13:19:43.45</meta:creation-date>
    <dc:date>2016-02-23T13:28:20.49</dc:date>
    <meta:editing-duration>P1DT51M26S</meta:editing-duration>
    <meta:editing-cycles>104</meta:editing-cycles>
    <meta:generator>OpenOffice/4.1.1$Win32 OpenOffice.org_project/411m6$Build-9775</meta:generator>
    <meta:document-statistic meta:table-count="1" meta:image-count="0" meta:object-count="0" meta:page-count="2" meta:paragraph-count="35" meta:word-count="614" meta:character-count="4546"/>
  </office:meta>
</office:document-meta>
</file>